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</manifest:manifest>
</file>

<file path=content.xml><?xml version="1.0" encoding="utf-8"?>
<math xmlns="http://www.w3.org/1998/Math/MathML">
  <semantics>
    <mtable>
      <mtr>
        <mtd>
          <mrow>
            <mrow>
              <munder>
                <mi>lim</mi>
                <mrow>
                  <mrow>
                    <mi>x</mi>
                    <mo stretchy="false">→</mo>
                    <mn>2</mn>
                  </mrow>
                </mrow>
              </munder>
              <mrow>
                <mrow>
                  <mrow>
                    <msup>
                      <mn>3x</mn>
                      <mrow>
                        <mn>2</mn>
                      </mrow>
                    </msup>
                    <mo stretchy="false">−</mo>
                    <mn>4x</mn>
                  </mrow>
                  <mo stretchy="false">+</mo>
                  <mn>5</mn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n>3</mn>
              <mrow>
                <msup>
                  <mrow>
                    <mo stretchy="false">(</mo>
                    <mrow>
                      <mn>2</mn>
                    </mrow>
                    <mo stretchy="false">)</mo>
                  </mrow>
                  <mrow>
                    <mn>2</mn>
                  </mrow>
                </msup>
                <mo stretchy="false">−</mo>
                <mn>4</mn>
              </mrow>
              <mrow>
                <mrow>
                  <mo stretchy="false">(</mo>
                  <mrow>
                    <mn>2</mn>
                  </mrow>
                  <mo stretchy="false">)</mo>
                </mrow>
                <mo stretchy="false">+</mo>
                <mn>5</mn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row>
                  <mn>12</mn>
                  <mo stretchy="false">−</mo>
                  <mn>8</mn>
                </mrow>
                <mo stretchy="false">+</mo>
                <mn>5</mn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n>9</mn>
            </mrow>
          </mrow>
        </mtd>
      </mtr>
      <mtr>
        <mtd/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frac>
                      <mrow>
                        <mo stretchy="false">π</mo>
                      </mrow>
                      <mrow>
                        <mn>4</mn>
                      </mrow>
                    </mfrac>
                  </mrow>
                </mrow>
              </munder>
              <mrow>
                <mi>sin</mi>
                <mrow>
                  <mo stretchy="false">(</mo>
                  <mrow>
                    <mi>x</mi>
                  </mrow>
                  <mo stretchy="false">)</mo>
                </mrow>
                <mi>cos</mi>
                <mrow>
                  <mo stretchy="false">(</mo>
                  <mrow>
                    <mi>x</mi>
                  </mrow>
                  <mo stretchy="false">)</mo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i>sin</mi>
                <mrow>
                  <mo stretchy="false">(</mo>
                  <mrow>
                    <mfrac>
                      <mrow>
                        <mo stretchy="false">π</mo>
                      </mrow>
                      <mrow>
                        <mn>4</mn>
                      </mrow>
                    </mfrac>
                  </mrow>
                  <mo stretchy="false">)</mo>
                </mrow>
                <mi>cos</mi>
                <mrow>
                  <mo stretchy="false">(</mo>
                  <mrow>
                    <mfrac>
                      <mrow>
                        <mo stretchy="false">π</mo>
                      </mrow>
                      <mrow>
                        <mn>4</mn>
                      </mrow>
                    </mfrac>
                  </mrow>
                  <mo stretchy="false">)</mo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i>sin</mi>
                <msup>
                  <mrow>
                    <mo stretchy="false">(</mo>
                    <mrow>
                      <mfrac>
                        <mrow>
                          <mo stretchy="false">π</mo>
                        </mrow>
                        <mrow>
                          <mn>4</mn>
                        </mrow>
                      </mfrac>
                    </mrow>
                    <mo stretchy="false">)</mo>
                  </mrow>
                  <mrow>
                    <mn>2</mn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n>0.5</mn>
            </mrow>
          </mrow>
        </mtd>
      </mtr>
      <mtr>
        <mtd/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n>0</mn>
                  </mrow>
                </mrow>
              </munder>
              <mrow>
                <msup>
                  <mi>e</mi>
                  <mrow>
                    <mi>x</mi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sup>
                <mi>e</mi>
                <mrow>
                  <mn>0</mn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i/>
              </mrow>
              <mn>1</mn>
            </mrow>
          </mrow>
        </mtd>
      </mtr>
      <mtr>
        <mtd/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row>
                      <mo stretchy="false">−</mo>
                      <mn>1</mn>
                    </mrow>
                  </mrow>
                </mrow>
              </munder>
              <mrow>
                <mfrac>
                  <mrow>
                    <mrow>
                      <mrow>
                        <msup>
                          <mi>x</mi>
                          <mrow>
                            <mn>2</mn>
                          </mrow>
                        </msup>
                        <mo stretchy="false">−</mo>
                        <mn>3x</mn>
                      </mrow>
                      <mo stretchy="false">+</mo>
                      <mn>2</mn>
                    </mrow>
                  </mrow>
                  <mrow>
                    <mrow>
                      <mrow>
                        <msup>
                          <mi>x</mi>
                          <mrow>
                            <mn>2</mn>
                          </mrow>
                        </msup>
                        <mo stretchy="false">−</mo>
                        <mi>x</mi>
                      </mrow>
                      <mo stretchy="false">−</mo>
                      <mn>12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frac>
                <mrow>
                  <mrow>
                    <mrow>
                      <mo stretchy="false">−</mo>
                      <msup>
                        <mn>1</mn>
                        <mrow>
                          <mn>2</mn>
                        </mrow>
                      </msup>
                    </mrow>
                    <mo stretchy="false">−</mo>
                    <mn>3</mn>
                  </mrow>
                  <mrow>
                    <mrow>
                      <mo stretchy="false">(</mo>
                      <mrow>
                        <mrow>
                          <mo stretchy="false">−</mo>
                          <mn>1</mn>
                        </mrow>
                      </mrow>
                      <mo stretchy="false">)</mo>
                    </mrow>
                    <mo stretchy="false">+</mo>
                    <mn>2</mn>
                  </mrow>
                </mrow>
                <mrow>
                  <mrow>
                    <mrow>
                      <msup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  <mrow>
                          <mn>2</mn>
                        </mrow>
                      </msup>
                      <mo stretchy="false">−</mo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  <mo stretchy="false">−</mo>
                    <mn>12</mn>
                  </mrow>
                </mrow>
              </mfrac>
            </mrow>
          </mrow>
        </mtd>
      </mtr>
      <mtr>
        <mtd>
          <mrow>
            <mrow>
              <mrow>
                <mi/>
                <mo stretchy="false">=</mo>
                <mi/>
              </mrow>
              <mfrac>
                <mrow>
                  <mrow>
                    <mrow>
                      <mn>1</mn>
                      <mo stretchy="false">+</mo>
                      <mn>3</mn>
                    </mrow>
                    <mo stretchy="false">+</mo>
                    <mn>2</mn>
                  </mrow>
                </mrow>
                <mrow>
                  <mrow>
                    <mrow>
                      <mn>1</mn>
                      <mo stretchy="false">+</mo>
                      <mn>1</mn>
                    </mrow>
                    <mo stretchy="false">−</mo>
                    <mn>12</mn>
                  </mrow>
                </mrow>
              </mfrac>
            </mrow>
          </mrow>
        </mtd>
      </mtr>
      <mtr>
        <mtd>
          <mrow>
            <mrow>
              <mrow>
                <mi/>
                <mo stretchy="false">=</mo>
                <mi/>
              </mrow>
              <mfrac>
                <mrow>
                  <mn>6</mn>
                </mrow>
                <mrow>
                  <mrow>
                    <mo stretchy="false">−</mo>
                    <mn>10</mn>
                  </mrow>
                </mrow>
              </mfrac>
            </mrow>
          </mrow>
        </mtd>
      </mtr>
      <mtr>
        <mtd>
          <mrow>
            <mrow>
              <mrow>
                <mi/>
                <mo stretchy="false">=</mo>
                <mrow>
                  <mi/>
                  <mo stretchy="false">−</mo>
                  <mrow>
                    <mfrac>
                      <mrow>
                        <mn>3</mn>
                      </mrow>
                      <mrow>
                        <mn>5</mn>
                      </mrow>
                    </mfrac>
                  </mrow>
                </mrow>
              </mrow>
            </mrow>
          </mrow>
        </mtd>
      </mtr>
      <mtr>
        <mtd/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row>
                      <mo stretchy="false">−</mo>
                      <mn>2</mn>
                    </mrow>
                  </mrow>
                </mrow>
              </munder>
              <mrow>
                <mfrac>
                  <mrow>
                    <mrow>
                      <mrow>
                        <msup>
                          <mi>x</mi>
                          <mrow>
                            <mn>2</mn>
                          </mrow>
                        </msup>
                        <mo stretchy="false">−</mo>
                        <mi>x</mi>
                      </mrow>
                      <mo stretchy="false">−</mo>
                      <mn>2</mn>
                    </mrow>
                  </mrow>
                  <mrow>
                    <mrow>
                      <mrow>
                        <msup>
                          <mi>x</mi>
                          <mrow>
                            <mn>2</mn>
                          </mrow>
                        </msup>
                        <mo stretchy="false">−</mo>
                        <mn>2x</mn>
                      </mrow>
                      <mo stretchy="false">−</mo>
                      <mn>8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row>
                      <mrow>
                        <mrow>
                          <mo stretchy="false">−</mo>
                          <msup>
                            <mn>2</mn>
                            <mrow>
                              <mn>2</mn>
                            </mrow>
                          </msup>
                        </mrow>
                        <mo stretchy="false">−</mo>
                        <mrow>
                          <mo stretchy="false">(</mo>
                          <mrow>
                            <mrow>
                              <mo stretchy="false">−</mo>
                              <mn>2</mn>
                            </mrow>
                          </mrow>
                          <mo stretchy="false">)</mo>
                        </mrow>
                      </mrow>
                      <mo stretchy="false">−</mo>
                      <mn>2</mn>
                    </mrow>
                  </mrow>
                  <mrow>
                    <mrow>
                      <mrow>
                        <mo stretchy="false">−</mo>
                        <msup>
                          <mn>2</mn>
                          <mrow>
                            <mn>2</mn>
                          </mrow>
                        </msup>
                      </mrow>
                      <mo stretchy="false">−</mo>
                      <mn>2</mn>
                    </mrow>
                    <mrow>
                      <mrow>
                        <mo stretchy="false">(</mo>
                        <mrow>
                          <mrow>
                            <mo stretchy="false">−</mo>
                            <mn>2</mn>
                          </mrow>
                        </mrow>
                        <mo stretchy="false">)</mo>
                      </mrow>
                      <mo stretchy="false">−</mo>
                      <mn>8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row>
                      <mrow>
                        <mn>4</mn>
                        <mo stretchy="false">+</mo>
                        <mn>2</mn>
                      </mrow>
                      <mo stretchy="false">−</mo>
                      <mn>2</mn>
                    </mrow>
                  </mrow>
                  <mrow>
                    <mrow>
                      <mrow>
                        <mn>4</mn>
                        <mo stretchy="false">+</mo>
                        <mn>4</mn>
                      </mrow>
                      <mo stretchy="false">−</mo>
                      <mn>8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n>4</mn>
                  </mrow>
                  <mrow>
                    <mn>0</mn>
                  </mrow>
                </mfrac>
              </mrow>
            </mrow>
          </mrow>
        </mtd>
      </mtr>
      <mtr>
        <mtd>
          <mrow>
            <mrow>
              <mtext>diverges</mtext>
            </mrow>
          </mrow>
        </mtd>
      </mtr>
      <mtr>
        <mtd>
          <mrow>
            <mrow>
              <mrow>
                <munder>
                  <mi>lim</mi>
                  <mrow>
                    <mrow>
                      <mi>x</mi>
                      <mo stretchy="false">→</mo>
                      <mrow>
                        <mo stretchy="false">−</mo>
                        <msup>
                          <mn>2</mn>
                          <mrow>
                            <mtext>+</mtext>
                          </mrow>
                        </msup>
                      </mrow>
                    </mrow>
                  </mrow>
                </munder>
                <mrow>
                  <mfrac>
                    <mrow>
                      <mrow>
                        <mrow>
                          <msup>
                            <mi>x</mi>
                            <mrow>
                              <mn>2</mn>
                            </mrow>
                          </msup>
                          <mo stretchy="false">−</mo>
                          <mi>x</mi>
                        </mrow>
                        <mo stretchy="false">−</mo>
                        <mn>2</mn>
                      </mrow>
                    </mrow>
                    <mrow>
                      <mrow>
                        <mrow>
                          <msup>
                            <mi>x</mi>
                            <mrow>
                              <mn>2</mn>
                            </mrow>
                          </msup>
                          <mo stretchy="false">−</mo>
                          <mn>2x</mn>
                        </mrow>
                        <mo stretchy="false">−</mo>
                        <mn>8</mn>
                      </mrow>
                    </mrow>
                  </mfrac>
                </mrow>
              </mrow>
              <mo stretchy="false">=</mo>
              <mrow>
                <mo stretchy="false">−</mo>
                <mo stretchy="false">∞</mo>
              </mrow>
            </mrow>
          </mrow>
        </mtd>
      </mtr>
      <mtr>
        <mtd>
          <mrow>
            <mrow>
              <mrow>
                <munder>
                  <mi>lim</mi>
                  <mrow>
                    <mrow>
                      <mi>x</mi>
                      <mo stretchy="false">→</mo>
                      <mrow>
                        <mo stretchy="false">−</mo>
                        <msup>
                          <mn>2</mn>
                          <mrow>
                            <mtext>-</mtext>
                          </mrow>
                        </msup>
                      </mrow>
                    </mrow>
                  </mrow>
                </munder>
                <mrow>
                  <mfrac>
                    <mrow>
                      <mrow>
                        <mrow>
                          <msup>
                            <mi>x</mi>
                            <mrow>
                              <mn>2</mn>
                            </mrow>
                          </msup>
                          <mo stretchy="false">−</mo>
                          <mi>x</mi>
                        </mrow>
                        <mo stretchy="false">−</mo>
                        <mn>2</mn>
                      </mrow>
                    </mrow>
                    <mrow>
                      <mrow>
                        <mrow>
                          <msup>
                            <mi>x</mi>
                            <mrow>
                              <mn>2</mn>
                            </mrow>
                          </msup>
                          <mo stretchy="false">−</mo>
                          <mn>2x</mn>
                        </mrow>
                        <mo stretchy="false">−</mo>
                        <mn>8</mn>
                      </mrow>
                    </mrow>
                  </mfrac>
                </mrow>
              </mrow>
              <mo stretchy="false">=</mo>
              <mo stretchy="false">∞</mo>
            </mrow>
          </mrow>
        </mtd>
      </mtr>
    </mtable>
    <annotation encoding="StarMath 5.0">lim csub {x toward 2} {3x^{2} - 4x + 5} newline
alignl {~= ~3(2)^{2} - 4(2) + 5} newline
alignl {~= ~12 - 8 + 5} newline
alignl {~= ~9} newline
newline
lim csub {x toward {%pi} over {4}} {sin(x)cos(x)} newline
alignl {~= ~{sin({%pi} over {4})cos({%pi} over {4})}} newline
alignl {~= ~{sin({%pi} over {4})^{2}}} newline
alignl {~= ~0.5} newline
newline
lim csub {x toward 0} {e^{x}} newline
alignl {~= ~e^{0}} newline
alignl {~= ~1} newline
newline
lim csub {x toward -1} {{x^{2} - 3x + 2} over {x^{2} - x - 12}} newline
alignl {~= ~{-1^{2} - 3(-1) + 2} over {(-1)^{2} - (-1) - 12}} newline
alignl {~= ~{1 + 3 + 2} over {1 + 1 - 12}} newline
alignl {~= ~{alignc 6} over {alignc -10}} newline
alignl {~= ~-{{alignc 3} over {alignc 5}}} newline
newline
lim csub {x toward -2} {{x^{2} - x - 2} over {x^{2} - 2x - 8}} newline
alignl {~= ~{{-2^{2} - (-2) - 2} over {-2^{2} - 2(-2) - 8}}} newline
alignl {~= ~{{4 + 2 - 2} over {4 + 4 - 8}}} newline
alignl {~= ~{{4} over {0}}} newline
alignl {"diverges"} newline
alignl lim csub {x toward -2 rsup{"+"}}{{x^{2} - x - 2} over {x^{2} - 2x - 8}} = -%infinite newline
alignl lim csub {x toward -2 rsup{"-"}}{{x^{2} - x - 2} over {x^{2} - 2x - 8}} = %infinite new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thy Cayer</meta:initial-creator>
    <meta:creation-date>2018-01-29T10:56:48.49</meta:creation-date>
    <meta:generator>OpenOffice/4.1.3$Win32 OpenOffice.org_project/413m1$Build-9783</meta:generator>
  </office:meta>
</office:document-meta>
</file>